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1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2" style:parent-style-name="Graphics">
      <style:graphic-properties draw:fill="none" draw:stroke="none"/>
    </style:style>
    <style:style style:family="text" style:name="a36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solid" draw:fill-color="#9bafb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58" draw:master-page-name="Master1-Layout1-title-Title-Slide" presentation:presentation-page-layout-name="Master1-PPL1" draw:id="Slide-256">
        <draw:frame draw:id="id65" presentation:style-name="a362" draw:name="Title 1" svg:x="1.75in" svg:y="0.6719in" svg:width="9.83333in" svg:height="1.8in" presentation:class="title" presentation:placeholder="false">
          <draw:text-box>
            <text:p text:style-name="a361" text:class-names="" text:cond-style-name=""><text:span text:style-name="a359" text:class-names="">Builder pattern</text:span><text:span text:style-name="a360" text:class-names=""/></text:p>
          </draw:text-box>
          <svg:title/>
          <svg:desc/>
        </draw:frame>
        <draw:frame draw:id="id66" presentation:style-name="a370" draw:name="Subtitle 2" svg:x="2.02469in" svg:y="2.88346in" svg:width="9.22222in" svg:height="2.24in" presentation:class="subtitle" presentation:placeholder="false">
          <draw:text-box>
            <text:p text:style-name="a366" text:class-names="" text:cond-style-name=""><text:span text:style-name="a363" text:class-names="">Builder pattern builds a complex object using simple objects and using a step by step<text:s text:c="1"/></text:span><text:span text:style-name="a364" text:class-names="">approach.</text:span><text:span text:style-name="a365" text:class-names=""><text:s text:c="1"/>A Builder class builds the final object step by step. This builder is independent of other objects.</text:span></text:p>
            <text:p text:style-name="a369" text:class-names="" text:cond-style-name=""><text:span text:style-name="a367" text:class-names=""><text:line-break/></text:span><text:span text:style-name="a368" text:class-names=""/></text:p>
          </draw:text-box>
          <svg:title/>
          <svg:desc/>
        </draw:frame>
      </draw:page>
      <draw:page draw:name="Slide2" draw:style-name="a371" draw:master-page-name="Master1-Layout7-blank-Blank" presentation:presentation-page-layout-name="Master1-PPL7" draw:id="Slide-257">
        <draw:frame draw:id="id67" draw:style-name="a372" draw:name="Picture 4" svg:x="0.88889in" svg:y="0.4321in" svg:width="11.51852in" svg:height="6.25926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le and Content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Section Header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Two Content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Comparison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Title Only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Blank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Content with Caption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Picture with Caption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le and Vertical Tex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Vertical Title and Tex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graphic" style:name="Graphics"/>
    <style:default-style style:family="graphic">
      <style:graphic-properties draw:fill="solid" draw:fill-color="#f6a21d" draw:opacity="100%" draw:stroke="solid" svg:stroke-width="0.01389in" svg:stroke-color="#b57612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207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357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2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4">
      <style:graphic-properties draw:fill="solid" draw:fill-color="#9bafb5" draw:opacity="100%" draw:stroke="none"/>
    </style:style>
    <style:style style:family="text" style:name="a23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01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31">
      <style:drawing-page-properties draw:fill="solid" draw:fill-color="#9bafb5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7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1">
      <style:graphic-properties draw:fill="solid" draw:fill-color="#9bafb5" draw:opacity="100%" draw:stroke="none"/>
    </style:style>
    <style:style style:family="text" style:name="a27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">
      <style:drawing-page-properties draw:fill="solid" draw:fill-color="#f6a21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25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6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2f2f2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1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cel" style:page-layout-name="pageLayout1" draw:style-name="a0">
      <draw:frame draw:id="id0" presentation:style-name="a4" draw:name="Title Placeholder 1" svg:x="2.44in" svg:y="1.055in" svg:width="8.45333in" svg:height="1.3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0" draw:name="Text Placeholder 2" svg:x="2.44in" svg:y="2.885in" svg:width="8.45333in" svg:height="3.392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8.55362in" svg:y="6.82285in" svg:width="3.01153in" svg:height="0.3543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/1/2000</text:date></text:span></text:p>
        </draw:text-box>
        <svg:title/>
        <svg:desc/>
      </draw:frame>
      <draw:frame draw:id="id3" presentation:style-name="a27" draw:name="Footer Placeholder 4" svg:x="1.75in" svg:y="6.82in" svg:width="6.45362in" svg:height="0.35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1.7661in" svg:y="6.8in" svg:width="0.4in" svg:height="0.4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1">
      <draw:frame draw:id="id5" presentation:style-name="a35" draw:name="Title 1" svg:x="1.75in" svg:y="2.61017in" svg:width="9.83333in" svg:height="1.8in" presentation:class="title" presentation:placeholder="false">
        <draw:text-box>
          <text:p text:style-name="a34" text:class-names="" text:cond-style-name=""><text:span text:style-name="a32" text:class-names="">Click to edit Master title style</text:span><text:span text:style-name="a33" text:class-names=""/></text:p>
        </draw:text-box>
        <svg:title/>
        <svg:desc/>
      </draw:frame>
      <draw:frame draw:id="id6" presentation:style-name="a39" draw:name="Subtitle 2" svg:x="2.9475in" svg:y="4.76in" svg:width="7.43833in" svg:height="1.35596in" presentation:class="subtitle" presentation:placeholder="false">
        <draw:text-box>
          <text:p text:style-name="a38" text:class-names="" text:cond-style-name=""><text:span text:style-name="a36" text:class-names="">Click to edit Master subtitle style</text:span><text:span text:style-name="a37" text:class-names=""/></text:p>
        </draw:text-box>
        <svg:title/>
        <svg:desc/>
      </draw:frame>
      <draw:frame draw:id="id7" presentation:style-name="a43" draw:name="Date Placeholder 6" svg:x="8.55362in" svg:y="6.82285in" svg:width="3.01153in" svg:height="0.3543in" presentation:class="date-time" presentation:placeholder="false">
        <draw:text-box>
          <text:p text:style-name="a42" text:class-names="" text:cond-style-name=""><text:span text:style-name="a40" text:class-names=""><text:date text:fixed="false" style:data-style-name="a41">1/1/2000</text:date></text:span></text:p>
        </draw:text-box>
        <svg:title/>
        <svg:desc/>
      </draw:frame>
      <draw:frame draw:id="id8" presentation:style-name="a46" draw:name="Footer Placeholder 7" svg:x="1.75in" svg:y="6.82in" svg:width="6.45362in" svg:height="0.35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49" draw:name="Slide Number Placeholder 8" svg:x="11.7661in" svg:y="6.8in" svg:width="0.4in" svg:height="0.4in" presentation:class="page-number" presentation:placeholder="false">
        <draw:text-box>
          <text:p text:style-name="a48" text:class-names="" text:cond-style-name=""><text:span text:style-name="a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50">
      <draw:frame draw:id="id10" presentation:style-name="a54" draw:name="Title 1" svg:x="2.44in" svg:y="1.055in" svg:width="8.45333in" svg:height="1.3in" presentation:class="title" presentation:placeholder="false">
        <draw:text-box>
          <text:p text:style-name="a53" text:class-names="" text:cond-style-name=""><text:span text:style-name="a51" text:class-names="">Click to edit Master title style</text:span><text:span text:style-name="a52" text:class-names=""/></text:p>
        </draw:text-box>
        <svg:title/>
        <svg:desc/>
      </draw:frame>
      <draw:frame draw:id="id11" presentation:style-name="a71" draw:name="Content Placeholder 2" svg:x="2.44in" svg:y="2.885in" svg:width="8.45333in" svg:height="3.39237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list text:style-name="a70">
                            <text:list-item>
                              <text:p text:style-name="a69" text:class-names="" text:cond-style-name=""><text:span text:style-name="a67" text:class-names="">Fifth level</text:span><text:span text:style-name="a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6" svg:x="8.55362in" svg:y="6.82285in" svg:width="3.01153in" svg:height="0.3543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1/1/2000</text:date></text:span></text:p>
        </draw:text-box>
        <svg:title/>
        <svg:desc/>
      </draw:frame>
      <draw:frame draw:id="id13" presentation:style-name="a78" draw:name="Footer Placeholder 7" svg:x="1.75in" svg:y="6.82in" svg:width="6.45362in" svg:height="0.35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1" draw:name="Slide Number Placeholder 8" svg:x="11.7661in" svg:y="6.8in" svg:width="0.4in" svg:height="0.4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82">
      <draw:frame draw:id="id15" presentation:style-name="a86" draw:name="Title 1" svg:x="1.75in" svg:y="2.61017in" svg:width="9.83333in" svg:height="1.8in" presentation:class="title" presentation:placeholder="false">
        <draw:text-box>
          <text:p text:style-name="a85" text:class-names="" text:cond-style-name=""><text:span text:style-name="a83" text:class-names="">Click to edit Master title style</text:span><text:span text:style-name="a84" text:class-names=""/></text:p>
        </draw:text-box>
        <svg:title/>
        <svg:desc/>
      </draw:frame>
      <draw:frame draw:id="id16" presentation:style-name="a90" draw:name="Text Placeholder 2" svg:x="2.9475in" svg:y="4.75991in" svg:width="7.43833in" svg:height="1.38351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Edit Master text styles</text:span></text:p>
            </text:list-item>
          </text:list>
        </draw:text-box>
        <svg:title/>
        <svg:desc/>
      </draw:frame>
      <draw:frame draw:id="id17" presentation:style-name="a94" draw:name="Date Placeholder 6" svg:x="8.55362in" svg:y="6.82285in" svg:width="3.01153in" svg:height="0.3543in" presentation:class="date-time" presentation:placeholder="false">
        <draw:text-box>
          <text:p text:style-name="a93" text:class-names="" text:cond-style-name=""><text:span text:style-name="a91" text:class-names=""><text:date text:fixed="false" style:data-style-name="a92">1/1/2000</text:date></text:span></text:p>
        </draw:text-box>
        <svg:title/>
        <svg:desc/>
      </draw:frame>
      <draw:frame draw:id="id18" presentation:style-name="a97" draw:name="Footer Placeholder 7" svg:x="1.75in" svg:y="6.82in" svg:width="6.45362in" svg:height="0.35in" presentation:class="footer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19" presentation:style-name="a100" draw:name="Slide Number Placeholder 8" svg:x="11.7661in" svg:y="6.8in" svg:width="0.4in" svg:height="0.4in" presentation:class="page-number" presentation:placeholder="false">
        <draw:text-box>
          <text:p text:style-name="a99" text:class-names="" text:cond-style-name=""><text:span text:style-name="a9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01">
      <draw:frame draw:id="id20" presentation:style-name="a105" draw:name="Title 1" svg:x="2.44in" svg:y="1.055in" svg:width="8.45333in" svg:height="1.3in" presentation:class="title" presentation:placeholder="false">
        <draw:text-box>
          <text:p text:style-name="a104" text:class-names="" text:cond-style-name=""><text:span text:style-name="a102" text:class-names="">Click to edit Master title style</text:span><text:span text:style-name="a103" text:class-names=""/></text:p>
        </draw:text-box>
        <svg:title/>
        <svg:desc/>
      </draw:frame>
      <draw:frame draw:id="id21" presentation:style-name="a122" draw:name="Content Placeholder 2" svg:x="1.73in" svg:y="2.885in" svg:width="4.67167in" svg:height="3.39237in" presentation:class="object" presentation:placeholder="false">
        <draw:text-box>
          <text:list text:style-name="a108">
            <text:list-item>
              <text:p text:style-name="a107" text:class-names="" text:cond-style-name=""><text:span text:style-name="a106" text:class-names="">Edit Master text styles</text:span></text:p>
            </text:list-item>
          </text:list>
          <text:list text:style-name="a111">
            <text:list-item>
              <text:list text:style-name="a111">
                <text:list-item>
                  <text:p text:style-name="a110" text:class-names="" text:cond-style-name=""><text:span text:style-name="a109" text:class-names="">Second level</text:span></text:p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p text:style-name="a113" text:class-names="" text:cond-style-name=""><text:span text:style-name="a1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p text:style-name="a116" text:class-names="" text:cond-style-name=""><text:span text:style-name="a1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8" text:class-names="">Fifth level</text:span><text:span text:style-name="a1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9" draw:name="Content Placeholder 3" svg:x="6.93167in" svg:y="2.885in" svg:width="4.67in" svg:height="3.39237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Fifth level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7" svg:x="8.55362in" svg:y="6.82285in" svg:width="3.01153in" svg:height="0.3543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1/1/2000</text:date></text:span></text:p>
        </draw:text-box>
        <svg:title/>
        <svg:desc/>
      </draw:frame>
      <draw:frame draw:id="id24" presentation:style-name="a146" draw:name="Footer Placeholder 8" svg:x="1.75in" svg:y="6.82in" svg:width="6.45362in" svg:height="0.35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49" draw:name="Slide Number Placeholder 9" svg:x="11.7661in" svg:y="6.8in" svg:width="0.4in" svg:height="0.4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50">
      <draw:frame draw:id="id26" presentation:style-name="a154" draw:name="Text Placeholder 2" svg:x="1.73167in" svg:y="2.53in" svg:width="4.67in" svg:height="0.77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Edit Master text styles</text:span></text:p>
            </text:list-item>
          </text:list>
        </draw:text-box>
        <svg:title/>
        <svg:desc/>
      </draw:frame>
      <draw:frame draw:id="id27" presentation:style-name="a171" draw:name="Content Placeholder 3" svg:x="1.73167in" svg:y="3.4375in" svg:width="4.67in" svg:height="2.83987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ifth level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8" draw:name="Content Placeholder 5" svg:x="6.93167in" svg:y="3.4375in" svg:width="4.65167in" svg:height="2.83987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ifth le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2" draw:name="Text Placeholder 4" svg:x="6.93167in" svg:y="2.53in" svg:width="4.67in" svg:height="0.77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Edit Master text styles</text:span></text:p>
            </text:list-item>
          </text:list>
        </draw:text-box>
        <svg:title/>
        <svg:desc/>
      </draw:frame>
      <draw:frame draw:id="id30" presentation:style-name="a196" draw:name="Date Placeholder 6" svg:x="8.55362in" svg:y="6.82285in" svg:width="3.01153in" svg:height="0.3543in" presentation:class="date-time" presentation:placeholder="false">
        <draw:text-box>
          <text:p text:style-name="a195" text:class-names="" text:cond-style-name=""><text:span text:style-name="a193" text:class-names=""><text:date text:fixed="false" style:data-style-name="a194">1/1/2000</text:date></text:span></text:p>
        </draw:text-box>
        <svg:title/>
        <svg:desc/>
      </draw:frame>
      <draw:frame draw:id="id31" presentation:style-name="a199" draw:name="Footer Placeholder 7" svg:x="1.75in" svg:y="6.82in" svg:width="6.45362in" svg:height="0.35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2" presentation:style-name="a202" draw:name="Slide Number Placeholder 8" svg:x="11.7661in" svg:y="6.8in" svg:width="0.4in" svg:height="0.4in" presentation:class="page-number" presentation:placeholder="false">
        <draw:text-box>
          <text:p text:style-name="a201" text:class-names="" text:cond-style-name=""><text:span text:style-name="a200" text:class-names=""><text:page-number style:num-format="1" text:fixed="false">‹#›</text:page-number></text:span></text:p>
        </draw:text-box>
        <svg:title/>
        <svg:desc/>
      </draw:frame>
      <draw:frame draw:id="id33" presentation:style-name="a206" draw:name="Title 9" svg:x="2.44in" svg:y="1.055in" svg:width="8.45333in" svg:height="1.3in" presentation:class="title" presentation:placeholder="false">
        <draw:text-box>
          <text:p text:style-name="a205" text:class-names="" text:cond-style-name=""><text:span text:style-name="a203" text:class-names="">Click to edit Master title style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1" draw:name="Title 1" svg:x="2.44in" svg:y="1.055in" svg:width="8.45333in" svg:height="1.3in" presentation:class="title" presentation:placeholder="false">
        <draw:text-box>
          <text:p text:style-name="a210" text:class-names="" text:cond-style-name=""><text:span text:style-name="a208" text:class-names="">Click to edit Master title style</text:span><text:span text:style-name="a209" text:class-names=""/></text:p>
        </draw:text-box>
        <svg:title/>
        <svg:desc/>
      </draw:frame>
      <draw:frame draw:id="id35" presentation:style-name="a215" draw:name="Date Placeholder 2" svg:x="8.55362in" svg:y="6.82285in" svg:width="3.01153in" svg:height="0.3543in" presentation:class="date-time" presentation:placeholder="false">
        <draw:text-box>
          <text:p text:style-name="a214" text:class-names="" text:cond-style-name=""><text:span text:style-name="a212" text:class-names=""><text:date text:fixed="false" style:data-style-name="a213">1/1/2000</text:date></text:span></text:p>
        </draw:text-box>
        <svg:title/>
        <svg:desc/>
      </draw:frame>
      <draw:frame draw:id="id36" presentation:style-name="a218" draw:name="Footer Placeholder 3" svg:x="1.75in" svg:y="6.82in" svg:width="6.45362in" svg:height="0.35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1" draw:name="Slide Number Placeholder 4" svg:x="11.7661in" svg:y="6.8in" svg:width="0.4in" svg:height="0.4in" presentation:class="page-number" presentation:placeholder="false">
        <draw:text-box>
          <text:p text:style-name="a220" text:class-names="" text:cond-style-name=""><text:span text:style-name="a21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22">
      <draw:frame draw:id="id38" presentation:style-name="a226" draw:name="Date Placeholder 1" svg:x="8.55362in" svg:y="6.82285in" svg:width="3.01153in" svg:height="0.3543in" presentation:class="date-time" presentation:placeholder="false">
        <draw:text-box>
          <text:p text:style-name="a225" text:class-names="" text:cond-style-name=""><text:span text:style-name="a223" text:class-names=""><text:date text:fixed="false" style:data-style-name="a224">1/1/2000</text:date></text:span></text:p>
        </draw:text-box>
        <svg:title/>
        <svg:desc/>
      </draw:frame>
      <draw:frame draw:id="id39" presentation:style-name="a229" draw:name="Footer Placeholder 2" svg:x="1.75in" svg:y="6.82in" svg:width="6.45362in" svg:height="0.35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40" presentation:style-name="a232" draw:name="Slide Number Placeholder 3" svg:x="11.7661in" svg:y="6.8in" svg:width="0.4in" svg:height="0.4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33">
      <draw:custom-shape svg:x="0in" svg:y="0in" svg:width="6.66667in" svg:height="7.5in" draw:id="id41" draw:style-name="a234" draw:name="Rectangle 2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8" draw:name="Title 1" svg:x="0.88in" svg:y="2.45388in" svg:width="4.90667in" svg:height="1.24836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3" presentation:style-name="a255" draw:name="Content Placeholder 2" svg:x="7.36667in" svg:y="0.88in" svg:width="5.26667in" svg:height="5.7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59" draw:name="Text Placeholder 3" svg:x="1.22in" svg:y="3.88224in" svg:width="4.15in" svg:height="2.39943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5" presentation:style-name="a263" draw:name="Date Placeholder 8" svg:x="8.55362in" svg:y="6.82285in" svg:width="3.01153in" svg:height="0.3543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/1/2000</text:date></text:span></text:p>
        </draw:text-box>
        <svg:title/>
        <svg:desc/>
      </draw:frame>
      <draw:frame draw:id="id46" presentation:style-name="a266" draw:name="Footer Placeholder 9" svg:x="0.88in" svg:y="6.82in" svg:width="5.60455in" svg:height="0.35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7" presentation:style-name="a269" draw:name="Slide Number Placeholder 10" svg:x="11.7661in" svg:y="6.8in" svg:width="0.4in" svg:height="0.4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custom-shape svg:x="0in" svg:y="0in" svg:width="6.66667in" svg:height="7.5in" draw:id="id48" draw:style-name="a271" draw:name="Rectangle 1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75" draw:name="Title 1" svg:x="0.88421in" svg:y="2.45388in" svg:width="4.91579in" svg:height="1.24086in" presentation:class="title" presentation:placeholder="false">
        <draw:text-box>
          <text:p text:style-name="a274" text:class-names="" text:cond-style-name=""><text:span text:style-name="a272" text:class-names="">Click to edit Master title style</text:span><text:span text:style-name="a273" text:class-names=""/></text:p>
        </draw:text-box>
        <svg:title/>
        <svg:desc/>
      </draw:frame>
      <draw:frame draw:id="id50" presentation:style-name="a279" draw:name="Picture Placeholder 2" svg:x="6.66667in" svg:y="0in" svg:width="6.67333in" svg:height="7.5in" presentation:class="graphic" presentation:placeholder="false">
        <draw:text-box>
          <text:p text:style-name="a278" text:class-names="" text:cond-style-name=""><text:span text:style-name="a276" text:class-names="">Click icon to add picture</text:span><text:span text:style-name="a277" text:class-names=""/></text:p>
        </draw:text-box>
        <svg:title/>
        <svg:desc/>
      </draw:frame>
      <draw:frame draw:id="id51" presentation:style-name="a283" draw:name="Text Placeholder 3" svg:x="1.22in" svg:y="3.88224in" svg:width="4.15in" svg:height="2.39943in" presentation:class="outline" presentation:placeholder="false">
        <draw:text-box>
          <text:list text:style-name="a282">
            <text:list-item>
              <text:p text:style-name="a281" text:class-names="" text:cond-style-name=""><text:span text:style-name="a280" text:class-names="">Edit Master text styles</text:span></text:p>
            </text:list-item>
          </text:list>
        </draw:text-box>
        <svg:title/>
        <svg:desc/>
      </draw:frame>
      <draw:frame draw:id="id52" presentation:style-name="a287" draw:name="Date Placeholder 7" svg:x="8.55362in" svg:y="6.82285in" svg:width="3.01153in" svg:height="0.3543in" presentation:class="date-time" presentation:placeholder="false">
        <draw:text-box>
          <text:p text:style-name="a286" text:class-names="" text:cond-style-name=""><text:span text:style-name="a284" text:class-names=""><text:date text:fixed="false" style:data-style-name="a285">1/1/2000</text:date></text:span></text:p>
        </draw:text-box>
        <svg:title/>
        <svg:desc/>
      </draw:frame>
      <draw:frame draw:id="id53" presentation:style-name="a290" draw:name="Footer Placeholder 8" svg:x="0.88in" svg:y="6.82in" svg:width="5.60455in" svg:height="0.35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4" presentation:style-name="a293" draw:name="Slide Number Placeholder 9" svg:x="11.7661in" svg:y="6.8in" svg:width="0.4in" svg:height="0.4in" presentation:class="page-number" presentation:placeholder="false">
        <draw:text-box>
          <text:p text:style-name="a292" text:class-names="" text:cond-style-name=""><text:span text:style-name="a29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294">
      <draw:frame draw:id="id55" presentation:style-name="a298" draw:name="Title 1" svg:x="2.44in" svg:y="1.055in" svg:width="8.45333in" svg:height="1.3in" presentation:class="title" presentation:placeholder="false">
        <draw:text-box>
          <text:p text:style-name="a297" text:class-names="" text:cond-style-name=""><text:span text:style-name="a295" text:class-names="">Click to edit Master title style</text:span><text:span text:style-name="a296" text:class-names=""/></text:p>
        </draw:text-box>
        <svg:title/>
        <svg:desc/>
      </draw:frame>
      <draw:frame draw:id="id56" presentation:style-name="a315" draw:name="Vertical Text Placeholder 2" svg:x="2.44in" svg:y="2.885in" svg:width="8.45333in" svg:height="3.39237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list text:style-name="a314">
                            <text:list-item>
                              <text:p text:style-name="a313" text:class-names="" text:cond-style-name=""><text:span text:style-name="a311" text:class-names="">Fifth level</text:span><text:span text:style-name="a3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19" draw:name="Date Placeholder 3" svg:x="8.55362in" svg:y="6.82285in" svg:width="3.01153in" svg:height="0.3543in" presentation:class="date-time" presentation:placeholder="false">
        <draw:text-box>
          <text:p text:style-name="a318" text:class-names="" text:cond-style-name=""><text:span text:style-name="a316" text:class-names=""><text:date text:fixed="false" style:data-style-name="a317">1/1/2000</text:date></text:span></text:p>
        </draw:text-box>
        <svg:title/>
        <svg:desc/>
      </draw:frame>
      <draw:frame draw:id="id58" presentation:style-name="a322" draw:name="Footer Placeholder 4" svg:x="1.75in" svg:y="6.82in" svg:width="6.45362in" svg:height="0.35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9" presentation:style-name="a325" draw:name="Slide Number Placeholder 5" svg:x="11.7661in" svg:y="6.8in" svg:width="0.4in" svg:height="0.4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6">
      <draw:frame draw:id="id60" presentation:style-name="a330" draw:name="Vertical Title 1" svg:x="9.46316in" svg:y="1.025in" svg:width="1.42017in" svg:height="5.4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1" presentation:style-name="a347" draw:name="Vertical Text Placeholder 2" svg:x="2.44in" svg:y="1.025in" svg:width="6.77875in" svg:height="5.45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51" draw:name="Date Placeholder 3" svg:x="8.55362in" svg:y="6.82285in" svg:width="3.01153in" svg:height="0.3543in" presentation:class="date-time" presentation:placeholder="false">
        <draw:text-box>
          <text:p text:style-name="a350" text:class-names="" text:cond-style-name=""><text:span text:style-name="a348" text:class-names=""><text:date text:fixed="false" style:data-style-name="a349">1/1/2000</text:date></text:span></text:p>
        </draw:text-box>
        <svg:title/>
        <svg:desc/>
      </draw:frame>
      <draw:frame draw:id="id63" presentation:style-name="a354" draw:name="Footer Placeholder 4" svg:x="1.75in" svg:y="6.82in" svg:width="6.45362in" svg:height="0.35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4" presentation:style-name="a357" draw:name="Slide Number Placeholder 5" svg:x="11.7661in" svg:y="6.8in" svg:width="0.4in" svg:height="0.4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uilder pattern</dc:title>
    <meta:initial-creator>Reham Gamal</meta:initial-creator>
    <dc:creator>Reham Gamal</dc:creator>
    <meta:creation-date>2019-12-09T00:17:13Z</meta:creation-date>
    <dc:date>2019-12-09T00:49:16Z</dc:date>
    <meta:template xlink:href="TM10001115%5b%5bfn=Parcel%5d%5d" xlink:type="simple"/>
    <meta:editing-cycles>1</meta:editing-cycles>
    <meta:editing-duration>PT1923S</meta:editing-duration>
    <meta:document-statistic meta:paragraph-count="3" meta:word-count="38"/>
  </office:meta>
</office:document-meta>
</file>